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000000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9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T1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2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text-position="sub 58%" fo:font-size="14pt" style:font-size-asian="18pt" style:font-size-complex="18pt"/>
    </style:style>
    <style:style style:name="T5" style:family="text">
      <style:text-properties fo:font-family="Arial" style:font-style-name="Обычный" style:font-family-generic="swiss" style:font-pitch="variable" fo:font-size="14pt" style:font-family-asian="Arial" style:font-style-name-asian="Обычный" style:font-family-generic-asian="swiss" style:font-pitch-asian="variable" style:font-size-asian="18pt" style:font-family-complex="Arial" style:font-style-name-complex="Обычный" style:font-family-generic-complex="swiss" style:font-pitch-complex="variable" style:font-size-complex="18pt"/>
    </style:style>
    <style:style style:name="T6" style:family="text">
      <style:text-properties style:text-position="sub 58%" fo:font-family="Arial" style:font-style-name="Обычный" style:font-family-generic="swiss" style:font-pitch="variable" fo:font-size="14pt" style:font-family-asian="Arial" style:font-style-name-asian="Обычный" style:font-family-generic-asian="swiss" style:font-pitch-asian="variable" style:font-size-asian="18pt" style:font-family-complex="Arial" style:font-style-name-complex="Обычный" style:font-family-generic-complex="swiss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148cm" svg:height="0.148cm" svg:x="2.352cm" svg:y="2.499cm">
          <text:p/>
        </draw:circle>
        <draw:circle draw:style-name="gr1" draw:text-style-name="P1" draw:layer="layout" svg:width="0.148cm" svg:height="0.148cm" svg:x="2.752cm" svg:y="2.499cm">
          <text:p/>
        </draw:circle>
        <draw:circle draw:style-name="gr1" draw:text-style-name="P1" draw:layer="layout" svg:width="0.148cm" svg:height="0.148cm" svg:x="3.252cm" svg:y="2.499cm">
          <text:p/>
        </draw:circle>
        <draw:circle draw:style-name="gr1" draw:text-style-name="P1" draw:layer="layout" svg:width="0.148cm" svg:height="0.148cm" svg:x="3.752cm" svg:y="2.499cm">
          <text:p/>
        </draw:circle>
        <draw:circle draw:style-name="gr1" draw:text-style-name="P1" draw:layer="layout" svg:width="0.148cm" svg:height="0.148cm" svg:x="4.352cm" svg:y="2.499cm">
          <text:p/>
        </draw:circle>
        <draw:circle draw:style-name="gr1" draw:text-style-name="P1" draw:id="id2" draw:layer="layout" svg:width="0.148cm" svg:height="0.148cm" svg:x="4.952cm" svg:y="2.499cm">
          <text:p/>
        </draw:circle>
        <draw:circle draw:style-name="gr1" draw:text-style-name="P1" draw:layer="layout" svg:width="0.148cm" svg:height="0.148cm" svg:x="5.552cm" svg:y="2.499cm">
          <text:p/>
        </draw:circle>
        <draw:circle draw:style-name="gr1" draw:text-style-name="P1" draw:layer="layout" svg:width="0.148cm" svg:height="0.148cm" svg:x="6.252cm" svg:y="2.499cm">
          <text:p/>
        </draw:circle>
        <draw:circle draw:style-name="gr1" draw:text-style-name="P1" draw:layer="layout" svg:width="0.148cm" svg:height="0.148cm" svg:x="6.752cm" svg:y="2.499cm">
          <text:p/>
        </draw:circle>
        <draw:ellipse draw:style-name="gr2" draw:text-style-name="P1" draw:layer="layout" svg:width="0.343cm" svg:height="0.316cm" svg:x="3.257cm" svg:y="4.317cm">
          <text:p/>
        </draw:ellipse>
        <draw:line draw:style-name="gr3" draw:text-style-name="P1" draw:layer="layout" svg:x1="5cm" svg:y1="4.5cm" svg:x2="5.5cm" svg:y2="4.5cm">
          <text:p/>
        </draw:line>
        <draw:line draw:style-name="gr3" draw:text-style-name="P1" draw:layer="layout" svg:x1="5cm" svg:y1="4.9cm" svg:x2="5.5cm" svg:y2="4.9cm">
          <text:p/>
        </draw:line>
        <draw:line draw:style-name="gr3" draw:text-style-name="P1" draw:layer="layout" svg:x1="5cm" svg:y1="6.3cm" svg:x2="5.5cm" svg:y2="6.3cm">
          <text:p/>
        </draw:line>
        <draw:line draw:style-name="gr3" draw:text-style-name="P1" draw:layer="layout" svg:x1="5cm" svg:y1="7.5cm" svg:x2="5.5cm" svg:y2="7.5cm">
          <text:p/>
        </draw:line>
        <draw:line draw:style-name="gr3" draw:text-style-name="P1" draw:id="id1" draw:layer="layout" svg:x1="5cm" svg:y1="8.1cm" svg:x2="5.5cm" svg:y2="8.1cm">
          <text:p/>
        </draw:line>
        <draw:ellipse draw:style-name="gr4" draw:text-style-name="P1" draw:layer="layout" svg:width="0.343cm" svg:height="0.316cm" svg:x="3.258cm" svg:y="5.717cm">
          <text:p/>
        </draw:ellipse>
        <draw:ellipse draw:style-name="gr2" draw:text-style-name="P1" draw:layer="layout" svg:width="0.343cm" svg:height="0.316cm" svg:x="3.258cm" svg:y="8.017cm">
          <text:p/>
        </draw:ellipse>
        <draw:line draw:style-name="gr5" draw:text-style-name="P1" draw:layer="layout" svg:x1="5.1cm" svg:y1="8.1cm" svg:x2="3.5cm" svg:y2="6cm">
          <text:p/>
        </draw:line>
        <draw:connector draw:style-name="gr5" draw:text-style-name="P1" draw:layer="layout" draw:type="curve" draw:line-skew="0.438cm" svg:x1="5.25cm" svg:y1="8.1cm" svg:x2="5.1cm" svg:y2="2.573cm" draw:start-shape="id1" draw:start-glue-point="0" draw:end-shape="id2" draw:end-glue-point="1" svg:d="m5250 8100c1932 0 2007-5527-150-5527">
          <text:p/>
        </draw:connector>
        <draw:ellipse draw:style-name="gr6" draw:text-style-name="P1" draw:layer="layout" svg:width="6cm" svg:height="1cm" svg:x="1.7cm" svg:y="2.1cm">
          <text:p/>
        </draw:ellipse>
        <draw:frame draw:style-name="gr7" draw:layer="layout" svg:width="2.835cm" svg:height="0.963cm" svg:x="1.4cm" svg:y="0.837cm">
          <draw:text-box>
            <text:p>L <text:span text:style-name="T1">∩ </text:span><text:span text:style-name="T2">R(x)</text:span></text:p>
          </draw:text-box>
        </draw:frame>
        <draw:frame draw:style-name="gr8" draw:text-style-name="P2" draw:layer="layout" svg:width="0.899cm" svg:height="0.966cm" svg:x="2.501cm" svg:y="5.301cm">
          <draw:text-box>
            <text:p><text:span text:style-name="T3">y</text:span><text:span text:style-name="T4">k</text:span></text:p>
          </draw:text-box>
        </draw:frame>
        <draw:frame draw:style-name="gr7" draw:text-style-name="P2" draw:layer="layout" svg:width="0.743cm" svg:height="0.806cm" svg:x="2.601cm" svg:y="7.702cm">
          <draw:text-box>
            <text:p><text:span text:style-name="T3">x</text:span></text:p>
          </draw:text-box>
        </draw:frame>
        <draw:frame draw:style-name="gr7" draw:text-style-name="P2" draw:layer="layout" svg:width="0.836cm" svg:height="0.806cm" svg:x="5.402cm" svg:y="7.803cm">
          <draw:text-box>
            <text:p><text:span text:style-name="T3">x'</text:span></text:p>
          </draw:text-box>
        </draw:frame>
        <draw:frame draw:style-name="gr7" draw:text-style-name="P2" draw:layer="layout" svg:width="0.997cm" svg:height="0.966cm" svg:x="5.402cm" svg:y="7.004cm">
          <draw:text-box>
            <text:p><text:span text:style-name="T3">x'</text:span><text:span text:style-name="T4">n</text:span></text:p>
          </draw:text-box>
        </draw:frame>
        <draw:frame draw:style-name="gr7" draw:text-style-name="P2" draw:layer="layout" svg:width="1.077cm" svg:height="0.966cm" svg:x="5.604cm" svg:y="5.806cm">
          <draw:text-box>
            <text:p><text:span text:style-name="T3">x'</text:span><text:span text:style-name="T4">m</text:span></text:p>
          </draw:text-box>
        </draw:frame>
        <draw:frame draw:style-name="gr7" draw:text-style-name="P2" draw:layer="layout" svg:width="0.9cm" svg:height="0.966cm" svg:x="5.405cm" svg:y="4.007cm">
          <draw:text-box>
            <text:p><text:span text:style-name="T3">x'</text:span><text:span text:style-name="T4">i</text:span></text:p>
          </draw:text-box>
        </draw:frame>
        <draw:frame draw:style-name="gr7" draw:text-style-name="P2" draw:layer="layout" svg:width="1.23cm" svg:height="0.966cm" svg:x="5.405cm" svg:y="4.608cm">
          <draw:text-box>
            <text:p><text:span text:style-name="T3">x'</text:span><text:span text:style-name="T4">i+1</text:span></text:p>
          </draw:text-box>
        </draw:frame>
        <draw:line draw:style-name="gr3" draw:text-style-name="P1" draw:layer="layout" svg:x1="5.001cm" svg:y1="3.701cm" svg:x2="5.501cm" svg:y2="3.701cm">
          <text:p/>
        </draw:line>
        <draw:frame draw:style-name="gr7" draw:text-style-name="P2" draw:layer="layout" svg:width="0.997cm" svg:height="0.966cm" svg:x="5.406cm" svg:y="3.208cm">
          <draw:text-box>
            <text:p><text:span text:style-name="T3">x'</text:span><text:span text:style-name="T4">1</text:span></text:p>
          </draw:text-box>
        </draw:frame>
        <draw:ellipse draw:style-name="gr2" draw:text-style-name="P1" draw:layer="layout" svg:width="0.343cm" svg:height="0.316cm" svg:x="3.257cm" svg:y="6.218cm">
          <text:p/>
        </draw:ellipse>
        <draw:frame draw:style-name="gr7" draw:text-style-name="P2" draw:layer="layout" svg:width="0.984cm" svg:height="0.966cm" svg:x="2.3cm" svg:y="5.801cm">
          <draw:text-box>
            <text:p><text:span text:style-name="T3">x</text:span><text:span text:style-name="T4">m</text:span></text:p>
          </draw:text-box>
        </draw:frame>
        <draw:ellipse draw:style-name="gr2" draw:text-style-name="P1" draw:layer="layout" svg:width="0.343cm" svg:height="0.316cm" svg:x="3.257cm" svg:y="7.32cm">
          <text:p/>
        </draw:ellipse>
        <draw:frame draw:style-name="gr7" draw:text-style-name="P2" draw:layer="layout" svg:width="0.904cm" svg:height="0.966cm" svg:x="2.6cm" svg:y="7.003cm">
          <draw:text-box>
            <text:p><text:span text:style-name="T3">x</text:span><text:span text:style-name="T4">n</text:span></text:p>
          </draw:text-box>
        </draw:frame>
        <draw:frame draw:style-name="gr7" draw:layer="layout" svg:width="1.035cm" svg:height="0.963cm" draw:transform="rotate (1.5707963267946) translate (4.559cm 7.458cm)">
          <draw:text-box>
            <text:p>...</text:p>
          </draw:text-box>
        </draw:frame>
        <draw:frame draw:style-name="gr7" draw:layer="layout" svg:width="1.213cm" svg:height="0.963cm" draw:transform="rotate (1.5707963267946) translate (4.56cm 6.159cm)">
          <draw:text-box>
            <text:p>....</text:p>
          </draw:text-box>
        </draw:frame>
        <draw:frame draw:style-name="gr7" draw:layer="layout" svg:width="1.035cm" svg:height="0.963cm" draw:transform="rotate (1.5707963267946) translate (4.561cm 4.66cm)">
          <draw:text-box>
            <text:p>...</text:p>
          </draw:text-box>
        </draw:frame>
        <draw:frame draw:style-name="gr7" draw:text-style-name="P2" draw:layer="layout" svg:width="1.162cm" svg:height="0.966cm" svg:x="5.2cm" svg:y="1.603cm">
          <draw:text-box>
            <text:p><text:span text:style-name="T5">λ</text:span><text:span text:style-name="T6">δ</text:span><text:span text:style-name="T4">-1</text:span></text:p>
          </draw:text-box>
        </draw:frame>
        <draw:frame draw:style-name="gr7" draw:text-style-name="P2" draw:layer="layout" svg:width="0.904cm" svg:height="0.966cm" svg:x="4.7cm" svg:y="1.604cm">
          <draw:text-box>
            <text:p><text:span text:style-name="T5">λ</text:span><text:span text:style-name="T6">δ</text:span></text:p>
          </draw:text-box>
        </draw:frame>
        <draw:frame draw:style-name="gr7" draw:text-style-name="P2" draw:layer="layout" svg:width="0.913cm" svg:height="0.966cm" svg:x="6.4cm" svg:y="1.605cm">
          <draw:text-box>
            <text:p><text:span text:style-name="T5">λ</text:span><text:span text:style-name="T6">1</text:span></text:p>
          </draw:text-box>
        </draw:frame>
        <draw:ellipse draw:style-name="gr2" draw:text-style-name="P1" draw:layer="layout" svg:width="0.343cm" svg:height="0.316cm" svg:x="3.257cm" svg:y="3.52cm">
          <text:p/>
        </draw:ellipse>
        <draw:frame draw:style-name="gr7" draw:text-style-name="P2" draw:layer="layout" svg:width="0.904cm" svg:height="0.966cm" svg:x="2.6cm" svg:y="3.203cm">
          <draw:text-box>
            <text:p><text:span text:style-name="T3">x</text:span><text:span text:style-name="T4">1</text:span></text:p>
          </draw:text-box>
        </draw:frame>
        <draw:frame draw:style-name="gr7" draw:layer="layout" svg:width="0.858cm" svg:height="0.963cm" draw:transform="rotate (1.5707963267946) translate (2.762cm 4.561cm)">
          <draw:text-box>
            <text:p>..</text:p>
          </draw:text-box>
        </draw:frame>
        <draw:frame draw:style-name="gr7" draw:layer="layout" svg:width="0.858cm" svg:height="0.963cm" draw:transform="rotate (1.5707963267946) translate (2.763cm 7.461cm)">
          <draw:text-box>
            <text:p>..</text:p>
          </draw:text-box>
        </draw:frame>
        <draw:frame draw:style-name="gr7" draw:layer="layout" svg:width="1.035cm" svg:height="0.963cm" draw:transform="rotate (1.5707963267946) translate (2.761cm 5.66cm)">
          <draw:text-box>
            <text:p>...</text:p>
          </draw:text-box>
        </draw:frame>
        <draw:frame draw:style-name="gr7" draw:text-style-name="P2" draw:layer="layout" svg:width="1.234cm" svg:height="0.966cm" svg:x="3.9cm" svg:y="1.603cm">
          <draw:text-box>
            <text:p><text:span text:style-name="T5">λ</text:span><text:span text:style-name="T6">δ</text:span><text:span text:style-name="T4">+1</text:span></text:p>
          </draw:text-box>
        </draw:frame>
        <draw:frame draw:style-name="gr7" draw:text-style-name="P2" draw:layer="layout" svg:width="0.951cm" svg:height="0.966cm" svg:x="2.001cm" svg:y="1.605cm">
          <draw:text-box>
            <text:p><text:span text:style-name="T5">λ</text:span><text:span text:style-name="T6">w</text:span></text:p>
          </draw:text-box>
        </draw:frame>
        <draw:frame draw:style-name="gr7" draw:text-style-name="P2" draw:layer="layout" svg:width="0.807cm" svg:height="0.966cm" svg:x="2.6cm" svg:y="4.003cm">
          <draw:text-box>
            <text:p><text:span text:style-name="T3">x</text:span><text:span text:style-name="T4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7-01T12:44:48.56</meta:creation-date>
    <dc:date>2009-07-04T12:07:17.62</dc:date>
    <meta:editing-duration>PT14H12M55S</meta:editing-duration>
    <meta:editing-cycles>6</meta:editing-cycles>
    <meta:generator>OpenOffice.org/3.0$Win32 OpenOffice.org_project/300m15$Build-9379</meta:generator>
    <meta:print-date>2009-07-04T00:28:10.62</meta:print-date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